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9.561cm" svg:height="0.962cm" svg:x="9.939cm" svg:y="0.538cm">
          <draw:text-box>
            <text:p>Section B Question A-II Dry Run</text:p>
          </draw:text-box>
        </draw:frame>
        <draw:frame draw:style-name="gr1" draw:text-style-name="P1" draw:layer="layout" svg:width="10.933cm" svg:height="0.962cm" svg:x="0.5cm" svg:y="1.538cm">
          <draw:text-box>
            <text:p>Implementation 1 : Nested For Loops</text:p>
          </draw:text-box>
        </draw:frame>
        <draw:frame draw:style-name="gr1" draw:text-style-name="P1" draw:layer="layout" svg:width="3.694cm" svg:height="0.962cm" svg:x="0.306cm" svg:y="3.538cm">
          <draw:text-box>
            <text:p>s = modern</text:p>
          </draw:text-box>
        </draw:frame>
        <draw:frame draw:style-name="gr1" draw:text-style-name="P1" draw:layer="layout" svg:width="4.232cm" svg:height="0.962cm" svg:x="4cm" svg:y="3.5cm">
          <draw:text-box>
            <text:p>toUpperCase</text:p>
          </draw:text-box>
        </draw:frame>
        <draw:frame draw:style-name="gr1" draw:text-style-name="P1" draw:layer="layout" svg:width="4.367cm" svg:height="0.962cm" svg:x="4cm" svg:y="4.538cm">
          <draw:text-box>
            <text:p>s = MODERN</text:p>
          </draw:text-box>
        </draw:frame>
        <draw:frame draw:style-name="gr1" draw:text-style-name="P1" draw:layer="layout" svg:width="4.917cm" svg:height="0.962cm" svg:x="8.5cm" svg:y="3.5cm">
          <draw:text-box>
            <text:p>IF s.length &gt;= 3</text:p>
          </draw:text-box>
        </draw:frame>
        <draw:frame draw:style-name="gr1" draw:text-style-name="P1" draw:layer="layout" svg:width="2.229cm" svg:height="0.962cm" svg:x="9.688cm" svg:y="4.538cm">
          <draw:text-box>
            <text:p>TRUE</text:p>
          </draw:text-box>
        </draw:frame>
        <draw:frame draw:style-name="gr2" draw:text-style-name="P1" draw:layer="layout" svg:width="1.721cm" svg:height="1cm" svg:x="14.279cm" svg:y="3.5cm">
          <draw:text-box>
            <text:p>i = 1</text:p>
          </draw:text-box>
        </draw:frame>
        <draw:frame draw:style-name="gr3" draw:text-style-name="P1" draw:layer="layout" svg:width="3.961cm" svg:height="0.962cm" svg:x="16.5cm" svg:y="3.5cm">
          <draw:text-box>
            <text:p>i &lt;= s.length</text:p>
          </draw:text-box>
        </draw:frame>
        <draw:frame draw:style-name="gr1" draw:text-style-name="P1" draw:layer="layout" svg:width="2.229cm" svg:height="0.962cm" svg:x="17.271cm" svg:y="4.538cm">
          <draw:text-box>
            <text:p>TRUE</text:p>
          </draw:text-box>
        </draw:frame>
        <draw:frame draw:style-name="gr1" draw:text-style-name="P1" draw:layer="layout" svg:width="5.387cm" svg:height="0.962cm" svg:x="21.113cm" svg:y="3.912cm">
          <draw:text-box>
            <text:p>TempString = “M”</text:p>
          </draw:text-box>
        </draw:frame>
        <draw:frame draw:style-name="gr1" draw:text-style-name="P1" draw:layer="layout" svg:width="2.614cm" svg:height="0.962cm" svg:x="0.687cm" svg:y="2.5cm">
          <draw:text-box>
            <text:p>Loop 1:</text:p>
          </draw:text-box>
        </draw:frame>
        <draw:frame draw:style-name="gr1" draw:text-style-name="P1" draw:layer="layout" svg:width="1.721cm" svg:height="0.962cm" svg:x="1.279cm" svg:y="7.038cm">
          <draw:text-box>
            <text:p>j = 0</text:p>
          </draw:text-box>
        </draw:frame>
        <draw:frame draw:style-name="gr1" draw:text-style-name="P1" draw:layer="layout" svg:width="7.288cm" svg:height="0.962cm" svg:x="4.779cm" svg:y="7cm">
          <draw:text-box>
            <text:p>j &lt; tempString.length (1)</text:p>
          </draw:text-box>
        </draw:frame>
        <draw:frame draw:style-name="gr1" draw:text-style-name="P1" draw:layer="layout" svg:width="2.229cm" svg:height="0.962cm" svg:x="6.874cm" svg:y="8.038cm">
          <draw:text-box>
            <text:p>TRUE</text:p>
          </draw:text-box>
        </draw:frame>
        <draw:frame draw:style-name="gr1" draw:text-style-name="P1" draw:layer="layout" svg:width="2.407cm" svg:height="0.962cm" svg:x="13.593cm" svg:y="7.038cm">
          <draw:text-box>
            <text:p>Output</text:p>
          </draw:text-box>
        </draw:frame>
        <draw:frame draw:style-name="gr2" draw:text-style-name="P1" draw:layer="layout" svg:width="1.031cm" svg:height="1cm" svg:x="14.5cm" svg:y="8cm">
          <draw:text-box>
            <text:p>M</text:p>
          </draw:text-box>
        </draw:frame>
        <draw:frame draw:style-name="gr1" draw:text-style-name="P1" draw:layer="layout" svg:width="1.387cm" svg:height="0.962cm" svg:x="17.113cm" svg:y="7.5cm">
          <draw:text-box>
            <text:p>j++</text:p>
          </draw:text-box>
        </draw:frame>
        <draw:frame draw:style-name="gr1" draw:text-style-name="P1" draw:layer="layout" svg:width="1.721cm" svg:height="0.962cm" svg:x="1.279cm" svg:y="10.038cm">
          <draw:text-box>
            <text:p>j = 1</text:p>
          </draw:text-box>
        </draw:frame>
        <draw:frame draw:style-name="gr1" draw:text-style-name="P1" draw:layer="layout" svg:width="7.288cm" svg:height="0.962cm" svg:x="4.5cm" svg:y="10cm">
          <draw:text-box>
            <text:p>j &lt; tempString.length (1)</text:p>
          </draw:text-box>
        </draw:frame>
        <draw:frame draw:style-name="gr1" draw:text-style-name="P1" draw:layer="layout" svg:width="2.475cm" svg:height="0.962cm" svg:x="6.595cm" svg:y="11.038cm">
          <draw:text-box>
            <text:p>FALSE</text:p>
          </draw:text-box>
        </draw:frame>
        <draw:frame draw:style-name="gr1" draw:text-style-name="P1" draw:layer="layout" svg:width="1.387cm" svg:height="0.962cm" svg:x="14cm" svg:y="10.5cm">
          <draw:text-box>
            <text:p>i++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561cm" svg:height="0.962cm" svg:x="9.939cm" svg:y="0.538cm">
          <draw:text-box>
            <text:p>Section B Question A-II Dry Run</text:p>
          </draw:text-box>
        </draw:frame>
        <draw:frame draw:style-name="gr1" draw:text-style-name="P1" draw:layer="layout" svg:width="10.933cm" svg:height="0.962cm" svg:x="0.5cm" svg:y="1.538cm">
          <draw:text-box>
            <text:p>Implementation 1 : Nested For Loops</text:p>
          </draw:text-box>
        </draw:frame>
        <draw:frame draw:style-name="gr2" draw:text-style-name="P1" draw:layer="layout" svg:width="1.721cm" svg:height="1cm" svg:x="0.779cm" svg:y="4cm">
          <draw:text-box>
            <text:p>i = 2</text:p>
          </draw:text-box>
        </draw:frame>
        <draw:frame draw:style-name="gr5" draw:text-style-name="P1" draw:layer="layout" svg:width="5.113cm" svg:height="1.673cm" svg:x="3.5cm" svg:y="4cm">
          <draw:text-box>
            <text:p>i &lt;= s.length (6)</text:p>
          </draw:text-box>
        </draw:frame>
        <draw:frame draw:style-name="gr1" draw:text-style-name="P1" draw:layer="layout" svg:width="2.229cm" svg:height="0.962cm" svg:x="4.771cm" svg:y="5.538cm">
          <draw:text-box>
            <text:p>TRUE</text:p>
          </draw:text-box>
        </draw:frame>
        <draw:frame draw:style-name="gr1" draw:text-style-name="P1" draw:layer="layout" svg:width="4.257cm" svg:height="1.673cm" svg:x="8.613cm" svg:y="4.038cm">
          <draw:text-box>
            <text:p>TempString = “MO”</text:p>
          </draw:text-box>
        </draw:frame>
        <draw:frame draw:style-name="gr1" draw:text-style-name="P1" draw:layer="layout" svg:width="2.614cm" svg:height="0.962cm" svg:x="0.687cm" svg:y="2.5cm">
          <draw:text-box>
            <text:p>Loop 2:</text:p>
          </draw:text-box>
        </draw:frame>
        <draw:frame draw:style-name="gr1" draw:text-style-name="P1" draw:layer="layout" svg:width="1.721cm" svg:height="0.962cm" svg:x="14.279cm" svg:y="4.038cm">
          <draw:text-box>
            <text:p>j = 0</text:p>
          </draw:text-box>
        </draw:frame>
        <draw:frame draw:style-name="gr6" draw:text-style-name="P1" draw:layer="layout" svg:width="7.5cm" svg:height="1.038cm" svg:x="16.5cm" svg:y="4cm">
          <draw:text-box>
            <text:p>j &lt; tempString.length (2)</text:p>
          </draw:text-box>
        </draw:frame>
        <draw:frame draw:style-name="gr1" draw:text-style-name="P1" draw:layer="layout" svg:width="2.229cm" svg:height="0.962cm" svg:x="18.595cm" svg:y="5.038cm">
          <draw:text-box>
            <text:p>TRUE</text:p>
          </draw:text-box>
        </draw:frame>
        <draw:frame draw:style-name="gr1" draw:text-style-name="P1" draw:layer="layout" svg:width="2.407cm" svg:height="0.962cm" svg:x="23.593cm" svg:y="4.038cm">
          <draw:text-box>
            <text:p>Output</text:p>
          </draw:text-box>
        </draw:frame>
        <draw:frame draw:style-name="gr2" draw:text-style-name="P1" draw:layer="layout" svg:width="1.031cm" svg:height="1cm" svg:x="24.5cm" svg:y="5cm">
          <draw:text-box>
            <text:p>M</text:p>
          </draw:text-box>
        </draw:frame>
        <draw:frame draw:style-name="gr1" draw:text-style-name="P1" draw:layer="layout" svg:width="1.387cm" svg:height="0.962cm" svg:x="26.5cm" svg:y="4cm">
          <draw:text-box>
            <text:p>j++</text:p>
          </draw:text-box>
        </draw:frame>
        <draw:frame draw:style-name="gr1" draw:text-style-name="P1" draw:layer="layout" svg:width="1.721cm" svg:height="0.962cm" svg:x="14.279cm" svg:y="7.038cm">
          <draw:text-box>
            <text:p>j = 1</text:p>
          </draw:text-box>
        </draw:frame>
        <draw:frame draw:style-name="gr6" draw:text-style-name="P1" draw:layer="layout" svg:width="7.5cm" svg:height="1.038cm" svg:x="16.5cm" svg:y="6.5cm">
          <draw:text-box>
            <text:p>j &lt; tempString.length (2)</text:p>
          </draw:text-box>
        </draw:frame>
        <draw:frame draw:style-name="gr1" draw:text-style-name="P1" draw:layer="layout" svg:width="2.229cm" svg:height="0.962cm" svg:x="18.771cm" svg:y="8cm">
          <draw:text-box>
            <text:p>TRUE</text:p>
          </draw:text-box>
        </draw:frame>
        <draw:frame draw:style-name="gr1" draw:text-style-name="P1" draw:layer="layout" svg:width="2.407cm" svg:height="0.962cm" svg:x="24cm" svg:y="6.5cm">
          <draw:text-box>
            <text:p>Output</text:p>
          </draw:text-box>
        </draw:frame>
        <draw:frame draw:style-name="gr5" draw:text-style-name="P1" draw:layer="layout" svg:width="2.031cm" svg:height="1.673cm" svg:x="24.469cm" svg:y="7.5cm">
          <draw:text-box>
            <text:p>M O</text:p>
          </draw:text-box>
        </draw:frame>
        <draw:frame draw:style-name="gr1" draw:text-style-name="P1" draw:layer="layout" svg:width="1.387cm" svg:height="0.962cm" svg:x="26.5cm" svg:y="6.538cm">
          <draw:text-box>
            <text:p>j++</text:p>
          </draw:text-box>
        </draw:frame>
        <draw:frame draw:style-name="gr1" draw:text-style-name="P1" draw:layer="layout" svg:width="1.721cm" svg:height="0.962cm" svg:x="14.279cm" svg:y="10.038cm">
          <draw:text-box>
            <text:p>j = 2</text:p>
          </draw:text-box>
        </draw:frame>
        <draw:frame draw:style-name="gr6" draw:text-style-name="P1" draw:layer="layout" svg:width="7.5cm" svg:height="1.038cm" svg:x="16.5cm" svg:y="9.5cm">
          <draw:text-box>
            <text:p>j &lt; tempString.length (2)</text:p>
          </draw:text-box>
        </draw:frame>
        <draw:frame draw:style-name="gr1" draw:text-style-name="P1" draw:layer="layout" svg:width="2.475cm" svg:height="0.962cm" svg:x="18.771cm" svg:y="11.038cm">
          <draw:text-box>
            <text:p>FALSE</text:p>
          </draw:text-box>
        </draw:frame>
        <draw:frame draw:style-name="gr2" draw:text-style-name="P1" draw:layer="layout" svg:width="1.387cm" svg:height="1cm" svg:x="25cm" svg:y="10cm">
          <draw:text-box>
            <text:p>i++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9.561cm" svg:height="0.962cm" svg:x="9.939cm" svg:y="0.538cm">
          <draw:text-box>
            <text:p>Section B Question A-II Dry Run</text:p>
          </draw:text-box>
        </draw:frame>
        <draw:frame draw:style-name="gr1" draw:text-style-name="P1" draw:layer="layout" svg:width="10.933cm" svg:height="0.962cm" svg:x="0.5cm" svg:y="1.538cm">
          <draw:text-box>
            <text:p>Implementation 1 : Nested For Loops</text:p>
          </draw:text-box>
        </draw:frame>
        <draw:frame draw:style-name="gr2" draw:text-style-name="P1" draw:layer="layout" svg:width="1.721cm" svg:height="1cm" svg:x="0.779cm" svg:y="4cm">
          <draw:text-box>
            <text:p>i = 3</text:p>
          </draw:text-box>
        </draw:frame>
        <draw:frame draw:style-name="gr5" draw:text-style-name="P1" draw:layer="layout" svg:width="5.113cm" svg:height="1.673cm" svg:x="3.5cm" svg:y="4cm">
          <draw:text-box>
            <text:p>i &lt;= s.length (6)</text:p>
          </draw:text-box>
        </draw:frame>
        <draw:frame draw:style-name="gr1" draw:text-style-name="P1" draw:layer="layout" svg:width="2.229cm" svg:height="0.962cm" svg:x="4.771cm" svg:y="5.538cm">
          <draw:text-box>
            <text:p>TRUE</text:p>
          </draw:text-box>
        </draw:frame>
        <draw:frame draw:style-name="gr7" draw:text-style-name="P1" draw:layer="layout" svg:width="4.887cm" svg:height="1.673cm" svg:x="8.613cm" svg:y="4.038cm">
          <draw:text-box>
            <text:p>TempString = “MON”</text:p>
          </draw:text-box>
        </draw:frame>
        <draw:frame draw:style-name="gr1" draw:text-style-name="P1" draw:layer="layout" svg:width="2.614cm" svg:height="0.962cm" svg:x="0.687cm" svg:y="2.5cm">
          <draw:text-box>
            <text:p>Loop 3:</text:p>
          </draw:text-box>
        </draw:frame>
        <draw:frame draw:style-name="gr1" draw:text-style-name="P1" draw:layer="layout" svg:width="1.721cm" svg:height="0.962cm" svg:x="14.279cm" svg:y="4.038cm">
          <draw:text-box>
            <text:p>j = 0</text:p>
          </draw:text-box>
        </draw:frame>
        <draw:frame draw:style-name="gr6" draw:text-style-name="P1" draw:layer="layout" svg:width="7.5cm" svg:height="1.038cm" svg:x="16.5cm" svg:y="4cm">
          <draw:text-box>
            <text:p>j &lt; tempString.length (3)</text:p>
          </draw:text-box>
        </draw:frame>
        <draw:frame draw:style-name="gr1" draw:text-style-name="P1" draw:layer="layout" svg:width="2.229cm" svg:height="0.962cm" svg:x="18.595cm" svg:y="5.038cm">
          <draw:text-box>
            <text:p>TRUE</text:p>
          </draw:text-box>
        </draw:frame>
        <draw:frame draw:style-name="gr1" draw:text-style-name="P1" draw:layer="layout" svg:width="2.407cm" svg:height="0.962cm" svg:x="23.593cm" svg:y="4.038cm">
          <draw:text-box>
            <text:p>Output</text:p>
          </draw:text-box>
        </draw:frame>
        <draw:frame draw:style-name="gr2" draw:text-style-name="P1" draw:layer="layout" svg:width="1.031cm" svg:height="1cm" svg:x="24.5cm" svg:y="5cm">
          <draw:text-box>
            <text:p>M</text:p>
          </draw:text-box>
        </draw:frame>
        <draw:frame draw:style-name="gr1" draw:text-style-name="P1" draw:layer="layout" svg:width="1.387cm" svg:height="0.962cm" svg:x="26.5cm" svg:y="4cm">
          <draw:text-box>
            <text:p>j++</text:p>
          </draw:text-box>
        </draw:frame>
        <draw:frame draw:style-name="gr1" draw:text-style-name="P1" draw:layer="layout" svg:width="1.721cm" svg:height="0.962cm" svg:x="14.279cm" svg:y="7.038cm">
          <draw:text-box>
            <text:p>j = 1</text:p>
          </draw:text-box>
        </draw:frame>
        <draw:frame draw:style-name="gr6" draw:text-style-name="P1" draw:layer="layout" svg:width="7.5cm" svg:height="1.038cm" svg:x="16.5cm" svg:y="6.5cm">
          <draw:text-box>
            <text:p>j &lt; tempString.length (3)</text:p>
          </draw:text-box>
        </draw:frame>
        <draw:frame draw:style-name="gr1" draw:text-style-name="P1" draw:layer="layout" svg:width="2.229cm" svg:height="0.962cm" svg:x="18.771cm" svg:y="8cm">
          <draw:text-box>
            <text:p>TRUE</text:p>
          </draw:text-box>
        </draw:frame>
        <draw:frame draw:style-name="gr1" draw:text-style-name="P1" draw:layer="layout" svg:width="2.407cm" svg:height="0.962cm" svg:x="24cm" svg:y="6.5cm">
          <draw:text-box>
            <text:p>Output</text:p>
          </draw:text-box>
        </draw:frame>
        <draw:frame draw:style-name="gr5" draw:text-style-name="P1" draw:layer="layout" svg:width="2.031cm" svg:height="1.673cm" svg:x="24.469cm" svg:y="7.5cm">
          <draw:text-box>
            <text:p>M O</text:p>
          </draw:text-box>
        </draw:frame>
        <draw:frame draw:style-name="gr1" draw:text-style-name="P1" draw:layer="layout" svg:width="1.387cm" svg:height="0.962cm" svg:x="26.5cm" svg:y="6.538cm">
          <draw:text-box>
            <text:p>j++</text:p>
          </draw:text-box>
        </draw:frame>
        <draw:frame draw:style-name="gr1" draw:text-style-name="P1" draw:layer="layout" svg:width="1.721cm" svg:height="0.962cm" svg:x="14.279cm" svg:y="10.038cm">
          <draw:text-box>
            <text:p>j = 2</text:p>
          </draw:text-box>
        </draw:frame>
        <draw:frame draw:style-name="gr6" draw:text-style-name="P1" draw:layer="layout" svg:width="7.5cm" svg:height="1.038cm" svg:x="16.5cm" svg:y="9.5cm">
          <draw:text-box>
            <text:p>j &lt; tempString.length (3)</text:p>
          </draw:text-box>
        </draw:frame>
        <draw:frame draw:style-name="gr1" draw:text-style-name="P1" draw:layer="layout" svg:width="2.229cm" svg:height="0.962cm" svg:x="18.771cm" svg:y="11.038cm">
          <draw:text-box>
            <text:p>TRUE</text:p>
          </draw:text-box>
        </draw:frame>
        <draw:frame draw:style-name="gr2" draw:text-style-name="P1" draw:layer="layout" svg:width="1.387cm" svg:height="1cm" svg:x="26.613cm" svg:y="10cm">
          <draw:text-box>
            <text:p>j++</text:p>
          </draw:text-box>
        </draw:frame>
        <draw:frame draw:style-name="gr1" draw:text-style-name="P1" draw:layer="layout" svg:width="2.407cm" svg:height="0.962cm" svg:x="24cm" svg:y="9.827cm">
          <draw:text-box>
            <text:p>Output</text:p>
          </draw:text-box>
        </draw:frame>
        <draw:frame draw:style-name="gr8" draw:text-style-name="P1" draw:layer="layout" svg:width="2.5cm" svg:height="1.173cm" svg:x="24cm" svg:y="10.827cm">
          <draw:text-box>
            <text:p>M O D</text:p>
          </draw:text-box>
        </draw:frame>
        <draw:frame draw:style-name="gr1" draw:text-style-name="P1" draw:layer="layout" svg:width="1.721cm" svg:height="0.962cm" svg:x="14.279cm" svg:y="13.038cm">
          <draw:text-box>
            <text:p>j = 3</text:p>
          </draw:text-box>
        </draw:frame>
        <draw:frame draw:style-name="gr6" draw:text-style-name="P1" draw:layer="layout" svg:width="7.5cm" svg:height="1.038cm" svg:x="16.5cm" svg:y="13cm">
          <draw:text-box>
            <text:p>j &lt; tempString.length (3)</text:p>
          </draw:text-box>
        </draw:frame>
        <draw:frame draw:style-name="gr1" draw:text-style-name="P1" draw:layer="layout" svg:width="2.475cm" svg:height="0.962cm" svg:x="18.771cm" svg:y="14.538cm">
          <draw:text-box>
            <text:p>FALSE</text:p>
          </draw:text-box>
        </draw:frame>
        <draw:frame draw:style-name="gr2" draw:text-style-name="P1" draw:layer="layout" svg:width="1.387cm" svg:height="1cm" svg:x="24.613cm" svg:y="13cm">
          <draw:text-box>
            <text:p>i++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9.561cm" svg:height="0.962cm" svg:x="9.939cm" svg:y="0.538cm">
          <draw:text-box>
            <text:p>Section B Question A-II Dry Run</text:p>
          </draw:text-box>
        </draw:frame>
        <draw:frame draw:style-name="gr1" draw:text-style-name="P1" draw:layer="layout" svg:width="12.305cm" svg:height="0.962cm" svg:x="0.5cm" svg:y="1.538cm">
          <draw:text-box>
            <text:p>Implementation 2 : Split and Join methods</text:p>
          </draw:text-box>
        </draw:frame>
        <draw:frame draw:style-name="gr1" draw:text-style-name="P1" draw:layer="layout" svg:width="3.694cm" svg:height="0.962cm" svg:x="0.306cm" svg:y="3.538cm">
          <draw:text-box>
            <text:p>s = modern</text:p>
          </draw:text-box>
        </draw:frame>
        <draw:frame draw:style-name="gr1" draw:text-style-name="P1" draw:layer="layout" svg:width="4.232cm" svg:height="0.962cm" svg:x="4cm" svg:y="3.5cm">
          <draw:text-box>
            <text:p>toUpperCase</text:p>
          </draw:text-box>
        </draw:frame>
        <draw:frame draw:style-name="gr1" draw:text-style-name="P1" draw:layer="layout" svg:width="4.367cm" svg:height="0.962cm" svg:x="4cm" svg:y="4.538cm">
          <draw:text-box>
            <text:p>s = MODERN</text:p>
          </draw:text-box>
        </draw:frame>
        <draw:frame draw:style-name="gr1" draw:text-style-name="P1" draw:layer="layout" svg:width="4.917cm" svg:height="0.962cm" svg:x="8.5cm" svg:y="3.5cm">
          <draw:text-box>
            <text:p>IF s.length &gt;= 3</text:p>
          </draw:text-box>
        </draw:frame>
        <draw:frame draw:style-name="gr1" draw:text-style-name="P1" draw:layer="layout" svg:width="2.229cm" svg:height="0.962cm" svg:x="9.688cm" svg:y="4.538cm">
          <draw:text-box>
            <text:p>TRUE</text:p>
          </draw:text-box>
        </draw:frame>
        <draw:frame draw:style-name="gr2" draw:text-style-name="P1" draw:layer="layout" svg:width="1.721cm" svg:height="1cm" svg:x="14.279cm" svg:y="3.5cm">
          <draw:text-box>
            <text:p>i = 1</text:p>
          </draw:text-box>
        </draw:frame>
        <draw:frame draw:style-name="gr5" draw:text-style-name="P1" draw:layer="layout" svg:width="5cm" svg:height="1.673cm" svg:x="16.5cm" svg:y="3.5cm">
          <draw:text-box>
            <text:p>i &lt;= s.length (6)</text:p>
          </draw:text-box>
        </draw:frame>
        <draw:frame draw:style-name="gr1" draw:text-style-name="P1" draw:layer="layout" svg:width="2.229cm" svg:height="0.962cm" svg:x="17.271cm" svg:y="4.538cm">
          <draw:text-box>
            <text:p>TRUE</text:p>
          </draw:text-box>
        </draw:frame>
        <draw:frame draw:style-name="gr1" draw:text-style-name="P1" draw:layer="layout" svg:width="5.387cm" svg:height="0.962cm" svg:x="21.113cm" svg:y="3.912cm">
          <draw:text-box>
            <text:p>TempString = “M”</text:p>
          </draw:text-box>
        </draw:frame>
        <draw:frame draw:style-name="gr1" draw:text-style-name="P1" draw:layer="layout" svg:width="2.614cm" svg:height="0.962cm" svg:x="0.687cm" svg:y="2.5cm">
          <draw:text-box>
            <text:p>Loop 1:</text:p>
          </draw:text-box>
        </draw:frame>
        <draw:frame draw:style-name="gr1" draw:text-style-name="P1" draw:layer="layout" svg:width="4.939cm" svg:height="0.962cm" svg:x="1.061cm" svg:y="7cm">
          <draw:text-box>
            <text:p>TempStringSplit</text:p>
          </draw:text-box>
        </draw:frame>
        <draw:frame draw:style-name="gr1" draw:text-style-name="P1" draw:layer="layout" svg:width="1.455cm" svg:height="0.962cm" svg:x="2.545cm" svg:y="8.5cm">
          <draw:text-box>
            <text:p>“M”</text:p>
          </draw:text-box>
        </draw:frame>
        <draw:frame draw:style-name="gr1" draw:text-style-name="P1" draw:layer="layout" svg:width="2.407cm" svg:height="0.962cm" svg:x="7.593cm" svg:y="7.038cm">
          <draw:text-box>
            <text:p>Output</text:p>
          </draw:text-box>
        </draw:frame>
        <draw:frame draw:style-name="gr2" draw:text-style-name="P1" draw:layer="layout" svg:width="1.633cm" svg:height="1cm" svg:x="8cm" svg:y="8.5cm">
          <draw:text-box>
            <text:p>“M “</text:p>
          </draw:text-box>
        </draw:frame>
        <draw:frame draw:style-name="gr1" draw:text-style-name="P1" draw:layer="layout" svg:width="1.387cm" svg:height="0.962cm" svg:x="12cm" svg:y="7.5cm">
          <draw:text-box>
            <text:p>i++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9.561cm" svg:height="0.962cm" svg:x="9.939cm" svg:y="0.538cm">
          <draw:text-box>
            <text:p>Section B Question A-II Dry Run</text:p>
          </draw:text-box>
        </draw:frame>
        <draw:frame draw:style-name="gr1" draw:text-style-name="P1" draw:layer="layout" svg:width="12.305cm" svg:height="0.962cm" svg:x="0.5cm" svg:y="1.538cm">
          <draw:text-box>
            <text:p>Implementation 2 : Split and Join methods</text:p>
          </draw:text-box>
        </draw:frame>
        <draw:frame draw:style-name="gr2" draw:text-style-name="P1" draw:layer="layout" svg:width="1.721cm" svg:height="1cm" svg:x="0.779cm" svg:y="4cm">
          <draw:text-box>
            <text:p>i = 2</text:p>
          </draw:text-box>
        </draw:frame>
        <draw:frame draw:style-name="gr5" draw:text-style-name="P1" draw:layer="layout" svg:width="5cm" svg:height="1.673cm" svg:x="3cm" svg:y="4cm">
          <draw:text-box>
            <text:p>i &lt;= s.length (6)</text:p>
          </draw:text-box>
        </draw:frame>
        <draw:frame draw:style-name="gr1" draw:text-style-name="P1" draw:layer="layout" svg:width="2.229cm" svg:height="0.962cm" svg:x="3.771cm" svg:y="5.038cm">
          <draw:text-box>
            <text:p>TRUE</text:p>
          </draw:text-box>
        </draw:frame>
        <draw:frame draw:style-name="gr1" draw:text-style-name="P1" draw:layer="layout" svg:width="4.257cm" svg:height="1.673cm" svg:x="8.113cm" svg:y="3.538cm">
          <draw:text-box>
            <text:p>TempString = “MO”</text:p>
          </draw:text-box>
        </draw:frame>
        <draw:frame draw:style-name="gr1" draw:text-style-name="P1" draw:layer="layout" svg:width="2.614cm" svg:height="0.962cm" svg:x="0.687cm" svg:y="2.5cm">
          <draw:text-box>
            <text:p>Loop 2:</text:p>
          </draw:text-box>
        </draw:frame>
        <draw:frame draw:style-name="gr1" draw:text-style-name="P1" draw:layer="layout" svg:width="4.939cm" svg:height="0.962cm" svg:x="14.5cm" svg:y="3.5cm">
          <draw:text-box>
            <text:p>TempStringSplit</text:p>
          </draw:text-box>
        </draw:frame>
        <draw:frame draw:style-name="gr1" draw:text-style-name="P1" draw:layer="layout" svg:width="2.729cm" svg:height="0.962cm" svg:x="15.771cm" svg:y="5cm">
          <draw:text-box>
            <text:p>“M”, “O”</text:p>
          </draw:text-box>
        </draw:frame>
        <draw:frame draw:style-name="gr1" draw:text-style-name="P1" draw:layer="layout" svg:width="2.407cm" svg:height="0.962cm" svg:x="21.032cm" svg:y="3.538cm">
          <draw:text-box>
            <text:p>Output</text:p>
          </draw:text-box>
        </draw:frame>
        <draw:frame draw:style-name="gr5" draw:text-style-name="P1" draw:layer="layout" svg:width="2.561cm" svg:height="1.673cm" svg:x="21.439cm" svg:y="5cm">
          <draw:text-box>
            <text:p>“M O “</text:p>
          </draw:text-box>
        </draw:frame>
        <draw:frame draw:style-name="gr1" draw:text-style-name="P1" draw:layer="layout" svg:width="1.387cm" svg:height="0.962cm" svg:x="25.381cm" svg:y="3.741cm">
          <draw:text-box>
            <text:p>i++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9.561cm" svg:height="0.962cm" svg:x="9.939cm" svg:y="0.538cm">
          <draw:text-box>
            <text:p>Section B Question A-II Dry Run</text:p>
          </draw:text-box>
        </draw:frame>
        <draw:frame draw:style-name="gr1" draw:text-style-name="P1" draw:layer="layout" svg:width="12.305cm" svg:height="0.962cm" svg:x="0.5cm" svg:y="1.538cm">
          <draw:text-box>
            <text:p>Implementation 2 : Split and Join methods</text:p>
          </draw:text-box>
        </draw:frame>
        <draw:frame draw:style-name="gr2" draw:text-style-name="P1" draw:layer="layout" svg:width="1.721cm" svg:height="1cm" svg:x="0.779cm" svg:y="4cm">
          <draw:text-box>
            <text:p>i = 3</text:p>
          </draw:text-box>
        </draw:frame>
        <draw:frame draw:style-name="gr5" draw:text-style-name="P1" draw:layer="layout" svg:width="5cm" svg:height="1.673cm" svg:x="3cm" svg:y="4cm">
          <draw:text-box>
            <text:p>i &lt;= s.length (6)</text:p>
          </draw:text-box>
        </draw:frame>
        <draw:frame draw:style-name="gr1" draw:text-style-name="P1" draw:layer="layout" svg:width="2.229cm" svg:height="0.962cm" svg:x="3.771cm" svg:y="5.038cm">
          <draw:text-box>
            <text:p>TRUE</text:p>
          </draw:text-box>
        </draw:frame>
        <draw:frame draw:style-name="gr7" draw:text-style-name="P1" draw:layer="layout" svg:width="5.387cm" svg:height="1.673cm" svg:x="8.113cm" svg:y="3.538cm">
          <draw:text-box>
            <text:p>TempString = “MOD”</text:p>
          </draw:text-box>
        </draw:frame>
        <draw:frame draw:style-name="gr1" draw:text-style-name="P1" draw:layer="layout" svg:width="2.614cm" svg:height="0.962cm" svg:x="0.687cm" svg:y="2.5cm">
          <draw:text-box>
            <text:p>Loop 3:</text:p>
          </draw:text-box>
        </draw:frame>
        <draw:frame draw:style-name="gr1" draw:text-style-name="P1" draw:layer="layout" svg:width="4.939cm" svg:height="0.962cm" svg:x="14.5cm" svg:y="3.5cm">
          <draw:text-box>
            <text:p>TempStringSplit</text:p>
          </draw:text-box>
        </draw:frame>
        <draw:frame draw:style-name="gr1" draw:text-style-name="P1" draw:layer="layout" svg:width="3.965cm" svg:height="0.962cm" svg:x="15cm" svg:y="5cm">
          <draw:text-box>
            <text:p>“M”, “O”, “D”</text:p>
          </draw:text-box>
        </draw:frame>
        <draw:frame draw:style-name="gr1" draw:text-style-name="P1" draw:layer="layout" svg:width="2.407cm" svg:height="0.962cm" svg:x="21.032cm" svg:y="3.538cm">
          <draw:text-box>
            <text:p>Output</text:p>
          </draw:text-box>
        </draw:frame>
        <draw:frame draw:style-name="gr5" draw:text-style-name="P1" draw:layer="layout" svg:width="2.561cm" svg:height="1.673cm" svg:x="20.939cm" svg:y="5cm">
          <draw:text-box>
            <text:p>“M O D “</text:p>
          </draw:text-box>
        </draw:frame>
        <draw:frame draw:style-name="gr1" draw:text-style-name="P1" draw:layer="layout" svg:width="1.387cm" svg:height="0.962cm" svg:x="25.381cm" svg:y="3.741cm">
          <draw:text-box>
            <text:p>i++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9.561cm" svg:height="0.962cm" svg:x="9.939cm" svg:y="0.538cm">
          <draw:text-box>
            <text:p>Section B Question A-II Dry Run</text:p>
          </draw:text-box>
        </draw:frame>
        <draw:frame draw:style-name="gr1" draw:text-style-name="P1" draw:layer="layout" svg:width="12.305cm" svg:height="0.962cm" svg:x="0.5cm" svg:y="1.538cm">
          <draw:text-box>
            <text:p>Implementation 2 : Split and Join methods</text:p>
          </draw:text-box>
        </draw:frame>
        <draw:frame draw:style-name="gr2" draw:text-style-name="P1" draw:layer="layout" svg:width="1.721cm" svg:height="1cm" svg:x="0.779cm" svg:y="4cm">
          <draw:text-box>
            <text:p>i = 3</text:p>
          </draw:text-box>
        </draw:frame>
        <draw:frame draw:style-name="gr5" draw:text-style-name="P1" draw:layer="layout" svg:width="5cm" svg:height="1.673cm" svg:x="3cm" svg:y="4cm">
          <draw:text-box>
            <text:p>i &lt;= s.length (6)</text:p>
          </draw:text-box>
        </draw:frame>
        <draw:frame draw:style-name="gr1" draw:text-style-name="P1" draw:layer="layout" svg:width="2.229cm" svg:height="0.962cm" svg:x="3.771cm" svg:y="5.038cm">
          <draw:text-box>
            <text:p>TRUE</text:p>
          </draw:text-box>
        </draw:frame>
        <draw:frame draw:style-name="gr7" draw:text-style-name="P1" draw:layer="layout" svg:width="5.387cm" svg:height="1.673cm" svg:x="8.113cm" svg:y="3.538cm">
          <draw:text-box>
            <text:p>TempString = “MOD”</text:p>
          </draw:text-box>
        </draw:frame>
        <draw:frame draw:style-name="gr1" draw:text-style-name="P1" draw:layer="layout" svg:width="2.614cm" svg:height="0.962cm" svg:x="0.687cm" svg:y="2.5cm">
          <draw:text-box>
            <text:p>Loop 4:</text:p>
          </draw:text-box>
        </draw:frame>
        <draw:frame draw:style-name="gr1" draw:text-style-name="P1" draw:layer="layout" svg:width="4.939cm" svg:height="0.962cm" svg:x="14.5cm" svg:y="3.5cm">
          <draw:text-box>
            <text:p>TempStringSplit</text:p>
          </draw:text-box>
        </draw:frame>
        <draw:frame draw:style-name="gr1" draw:text-style-name="P1" draw:layer="layout" svg:width="3.965cm" svg:height="0.962cm" svg:x="15cm" svg:y="5cm">
          <draw:text-box>
            <text:p>“M”, “O”, “D”</text:p>
          </draw:text-box>
        </draw:frame>
        <draw:frame draw:style-name="gr1" draw:text-style-name="P1" draw:layer="layout" svg:width="2.407cm" svg:height="0.962cm" svg:x="21.032cm" svg:y="3.538cm">
          <draw:text-box>
            <text:p>Output</text:p>
          </draw:text-box>
        </draw:frame>
        <draw:frame draw:style-name="gr5" draw:text-style-name="P1" draw:layer="layout" svg:width="2.561cm" svg:height="1.673cm" svg:x="20.939cm" svg:y="5cm">
          <draw:text-box>
            <text:p>“M O D “</text:p>
          </draw:text-box>
        </draw:frame>
        <draw:frame draw:style-name="gr1" draw:text-style-name="P1" draw:layer="layout" svg:width="1.387cm" svg:height="0.962cm" svg:x="25.381cm" svg:y="3.741cm">
          <draw:text-box>
            <text:p>i++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1T15:29:07.991335234</meta:creation-date>
    <dc:date>2024-02-11T15:55:31.021127542</dc:date>
    <meta:editing-duration>PT5M2S</meta:editing-duration>
    <meta:editing-cycles>1</meta:editing-cycles>
    <meta:document-statistic meta:object-count="162"/>
    <meta:generator>LibreOffice/7.3.7.2$Linux_X86_64 LibreOffice_project/30$Build-2</meta:generator>
  </office:meta>
</office:document-meta>
</file>